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e229" officeooo:paragraph-rsid="000de229"/>
    </style:style>
    <style:style style:name="P2" style:family="paragraph" style:parent-style-name="Text_20_body">
      <style:text-properties officeooo:rsid="000de229" officeooo:paragraph-rsid="000de229"/>
    </style:style>
    <style:style style:name="P3" style:family="paragraph" style:parent-style-name="Heading_20_3">
      <style:text-properties officeooo:rsid="00127e30" officeooo:paragraph-rsid="00127e30"/>
    </style:style>
    <style:style style:name="P4" style:family="paragraph" style:parent-style-name="Text_20_body">
      <style:text-properties officeooo:rsid="001059a8" officeooo:paragraph-rsid="0011f140"/>
    </style:style>
    <style:style style:name="P5" style:family="paragraph" style:parent-style-name="Text_20_body">
      <style:text-properties officeooo:rsid="0011f140" officeooo:paragraph-rsid="0011f140"/>
    </style:style>
    <style:style style:name="P6" style:family="paragraph" style:parent-style-name="Text_20_body">
      <style:text-properties officeooo:rsid="0011f140" officeooo:paragraph-rsid="00127e30"/>
    </style:style>
    <style:style style:name="P7" style:family="paragraph" style:parent-style-name="Text_20_body">
      <style:text-properties officeooo:rsid="000de229" officeooo:paragraph-rsid="000fdf16"/>
    </style:style>
    <style:style style:name="P8" style:family="paragraph" style:parent-style-name="Text_20_body">
      <style:text-properties officeooo:rsid="000de229" officeooo:paragraph-rsid="0011f140"/>
    </style:style>
    <style:style style:name="P9" style:family="paragraph" style:parent-style-name="Text_20_body">
      <style:text-properties fo:font-weight="bold" officeooo:rsid="001059a8" officeooo:paragraph-rsid="0011f140" style:font-weight-asian="bold" style:font-weight-complex="bold"/>
    </style:style>
    <style:style style:name="P10" style:family="paragraph" style:parent-style-name="Text_20_body">
      <style:text-properties officeooo:rsid="00127e30" officeooo:paragraph-rsid="00127e30"/>
    </style:style>
    <style:style style:name="P11" style:family="paragraph" style:parent-style-name="Text_20_body">
      <style:text-properties officeooo:rsid="0012dab2" officeooo:paragraph-rsid="0012dab2"/>
    </style:style>
    <style:style style:name="P12" style:family="paragraph" style:parent-style-name="Text_20_body">
      <style:text-properties officeooo:rsid="0014d358" officeooo:paragraph-rsid="001500f0"/>
    </style:style>
    <style:style style:name="T1" style:family="text">
      <style:text-properties officeooo:rsid="0011f1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f140" style:font-weight-asian="bold" style:font-weight-complex="bold"/>
    </style:style>
    <style:style style:name="T4" style:family="text">
      <style:text-properties officeooo:rsid="00127e30"/>
    </style:style>
    <style:style style:name="T5" style:family="text">
      <style:text-properties officeooo:rsid="0014d358"/>
    </style:style>
    <style:style style:name="T6" style:family="text">
      <style:text-properties officeooo:rsid="001500f0"/>
    </style:style>
    <style:style style:name="T7" style:family="text">
      <style:text-properties officeooo:rsid="001531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Внутренняя политика в эпоху Екатерины II</text:p>
      <text:h text:style-name="Heading_20_2" text:outline-level="2">Административные и социальные реформы 1775-1785 гг.</text:h>
      <text:h text:style-name="Heading_20_3" text:outline-level="3">Управление</text:h>
      <text:p text:style-name="P8"><text:span text:style-name="T3">Сенатская реформа.</text:span><text:span text:style-name="T1"> Сенат был лишён законодательной функции. </text:span>Комиссия о разделении Сената на департаменты была образована в апреле 1763 г. и продолжала свою работу до декабря. <text:span text:style-name="T1">Основной функцией Сената стало наблюдение за соблюдением законов, он был наделён правом делать представления императрице в случае обнаружения противоречий в законах.</text:span></text:p>
      <text:p text:style-name="P8">Штаты местных учреждений</text:p>
      <text:p text:style-name="P9">Региональная политика. <text:span text:style-name="T5">Губернская реформа.</text:span></text:p>
      <text:p text:style-name="P4">«Малая Россия, Лифляндия и Финляндия — суть провинции, которые правятся конфирмованными им привилегиями; нарушить оные все вдруг весьма непрестойно б было, однакож и называть их чужестранными и обходиться с ними на таком же основании есть больше, нежели ошибка, а можно назвать <text:s/>с достоверностию глупостию. Сии провинции, также и Смоленскую, надлежит легачшими способами привести к тому, чтоб они обрусели и перестали бы глядеть, как волки к лесу… когда же в Малороссии гетамана не будет, то должно стараться, чтоб навек и имя гетманов исчезло».</text:p>
      <text:p text:style-name="P5">По Манифесту 15 декабря 1763 г. были ликвидированы Сыскной и Сибирский приказы, Сибирская губерния была подчинена коллегиям, канцеляриям и конторам на общих основаниях. Таким образом, было положено начало унификации управления на всей территории империи, продолженное ликвидацией гетманства в Малороссии. Преобразования здесь, как и в иных сферах, проводились осторожно, постепенно и оказались растянутыми на несколько десятилетий. В начале 1870-х годов было ликвидировано деление на полки и сотни и на всём левобережье Днепра были учреждены три наместничества — Киевское, Черниговское и Новгород-Северское, объединённые в генерал-губернаторство во главе с Румянцевым. В мае 1783 г. в Малороссии были запрещены крестьянские переходы, что означало юридическое оформление крепостного права на юго-западе империи.</text:p>
      <text:p text:style-name="P12">Губернская реформа. <text:span text:style-name="T6">Впервые в русском законодательстве появился единый акт, подробно регламентирующий всю систему местных органов управления и суда, их формирование, компетенцию, деятельность </text:span><text:span text:style-name="T1">—</text:span><text:span text:style-name="T6"> «Учреждения для управления губерниями». Власть становилась единообразной и унифицированной, а бескомпромиссная жёсткая струтура, по мнению Екатерины Великой, должна была сохранить социальный баланс и одновременно учесть интересы различных сословных групп общества, не нарушая интересы государства. Новое административно-территориальное деление учитывало географию местности, губернии для оперативного управления стали не такими большими, как прежде, </text:span><text:span text:style-name="T7">сами они были поделены на провинции, которые состояли из уездов.</text:span></text:p>
      <text:p text:style-name="P5"><text:soft-page-break/><text:span text:style-name="T2">Организация службы.</text:span> Были укреплены оснвы бюрократического порядка продвижения людей по службе: 3 марта 1763 г. был издан указ о введении для всех чиновников аттестатов, а затем был утверждён формуляр послужного списка. В 1764 г. всем учреждениям страны было предписано завести специальные журналы для регистрации сведений о службе и поведении чиновников, причём при переводе из одного учреждения в другое предписывалось направлять туда соответствующую выписку из журнала.</text:p>
      <text:p text:style-name="P10">17 января 1769 г. был создан Совет при высочайшем дворе — предшественник Государственного совета и Кабинета министров.</text:p>
      <text:h text:style-name="Heading_20_3" text:outline-level="3">Финансы</text:h>
      <text:p text:style-name="P5">Национализация горнозаводской промышленности.</text:p>
      <text:p text:style-name="P5">Екатерина II вела активную борьбу с монополиями. В указе от 31 июля 1762 года императрица решительно отвергла чьё-либо правило на монополию в той или иной сфере или регионе.</text:p>
      <text:p text:style-name="P2">В ноябре 1762 г. была учреждена Комиссия для изыскания способа возвращения в казну долгов. Комиссия о монеты, переделка медной монеты, ликвидация проекта П. И. Шувалова шли с декабря 1762 г. К 10 января 1768 г. задачи комиссии были выполнены, когда был издан указ о ликвидации Главной экспедиции медной монеты.</text:p>
      <text:p text:style-name="P2">Комиссии о коммерции была учреждена 8 декабря 1763 г.</text:p>
      <text:p text:style-name="P2">Комиссия о финансии</text:p>
      <text:p text:style-name="P6"><text:span text:style-name="T4">Манифест от 17 марта 1775 г. высказался за ослабление государственного контроля над предпринимательством.</text:span></text:p>
      <text:p text:style-name="P10">Новая купеческая подать, которую купцы платили со своего капитала в размере 1%, заменила дополнительный сбор в 80 копеек к подушной подати и многочисленные частно-промысловые сборы — ряд налогов был заменён единым, что упростило жизнь и купечеству, стимулируя их деятельность, и государству, которое получило 113 тысяч рублей чистой прибыли.</text:p>
      <text:h text:style-name="Heading_20_3" text:outline-level="3">Военно-морское дело</text:h>
      <text:p text:style-name="P2">Штаты Военной коллегии. Военная комиссия разработала Пехотный строевой устав, утверждённый в марте 1763 г. В декабре того же года были утверждены штаты Военной коллегии</text:p>
      <text:p text:style-name="P2">Комиссия о морском флоте была учреждена 17 ноября 1763 г.</text:p>
      <text:h text:style-name="Heading_20_3" text:outline-level="3">Сословная политика</text:h>
      <text:p text:style-name="P7"><text:span text:style-name="T2">Права дворянства. </text:span><text:span text:style-name="T4">Как уже было сказано, в мае 1783 г. крепостное право распространилось и на Малороссию. 17 января 1765 г. помещики получили право ссылать крестьян на каторгу. В сентябре 1766 г. «Генеральным учреждением о сборе рекрут» во избежание злоупотреблений была запрещена продажа крестьян во время рекрутских наборов. В августе 1767 г. сенат издал указ, запретивший подачу крестьянами челобитных на высочайшее имя. В </text:span><text:soft-page-break/><text:span text:style-name="T4">январе 1769 сенат запретил крестьянам самовольно межевать земли, поскольку «земли принадлежат собственно владельцам, а не поселённым на них крестьянам».</text:span></text:p>
      <text:p text:style-name="P10"><text:span text:style-name="T2">Купечество.</text:span> Русское купечество выделялось из городского населения в особую корпорацию, формируемую на основе исключительно материального благосостояния: стать её членом мог лишь тот, кто обладал капиталом не менее 500 рублей. Купечество было освобождено от подушной подати и рекрутской повинности взамен уплаты 1% налога с капитала. Этот важный шаг в формировании третьего сословия радикально изменил социальную струтуру русского города.</text:p>
      <text:p text:style-name="P10"/>
      <text:p text:style-name="P11"><text:span text:style-name="T2">Крестьянство.</text:span> Манифест 17 марта 1775 г. запретил вновь крепостить отпущенных на волю: таковые могут быть записаны лишь в мещанство или в купечество. Провозглашалась возможность освобождения от крепостной зависимости.</text:p>
      <text:h text:style-name="P3" text:outline-level="3"><text:s/><text:tab/>Образование</text:h>
      <text:p text:style-name="P10">В 1763 г. была создана комиссия по народному образованию в составе Г. Н. Теплова, Г. Ф. Миллера, Ф. Г. Дильтея и др.., итогом работы которой явился в 1765-1766 гг. «Генеральный план гимназий или государственных училищ». В 1764 г. был написан «Проект об учреждении школ в Российской империи». В сентябре 1763 г. в Москве был основан Воспитательный дом, тогда же Екатерина Великая утверидила «Генеральное учреждение о воспитании обоего пола юношества». Открылись училище при Академии художеств, Смольный институт (Общество двухсот благородных девиц), училище при Академии наук. В 1770 г. был основан Воспитательный дом в Петербурге, в 1772 г. - Коммерческое училище.</text:p>
      <text:p text:style-name="P10">Правление Екатерины II стало началом истории женского образования в России.</text:p>
      <text:p text:style-name="P10">Важным пунктом законодательства о Воспитательном доме было положение о том, что его воспитанники — незаконнорожденные и сироты — по окончании обучения становились полноценными вольными людьми — первыми представителями нового, третьего сословия, которого ранее не существовало вовсе.</text:p>
      <text:p text:style-name="P2"/>
      <text:p text:style-name="P1"/>
      <text:p text:style-name="P2">Комиссия о каменном строении Москвы и С. Питербурха была учреждена в 1762 г.</text:p>
      <text:p text:style-name="P2">Генерал-губернаторская инструкция</text:p>
      <text:p text:style-name="P1"/>
      <text:p text:style-name="P1">Каменский А. Б. От Петра I до Павла I: Реформы в России VIII века. М., 200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7:08:52.151610183</meta:creation-date>
    <dc:date>2023-11-27T08:14:33.895710493</dc:date>
    <meta:editing-duration>PT17H22M45S</meta:editing-duration>
    <meta:editing-cycles>9</meta:editing-cycles>
    <meta:generator>LibreOffice/7.6.2.1$Linux_X86_64 LibreOffice_project/60$Build-1</meta:generator>
    <meta:document-statistic meta:table-count="0" meta:image-count="0" meta:object-count="0" meta:page-count="3" meta:paragraph-count="33" meta:word-count="946" meta:character-count="6923" meta:non-whitespace-character-count="5999"/>
  </office:meta>
</office:document-meta>
</file>